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StreamWriter.XMLEventStreamWriter( XMLEventWriter eventWriter , XMLEventFactory eve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EntityR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Empty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ventStreamWriter.writeAttribute( String prefix , String namespaceURI ,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Characters( char [ ] text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ventStream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doWriteStartElement(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StartElement( String prefix , String localName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Character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closeEmptyElement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ventStreamWriter.doWriteNamespace(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EventStreamWriter.writeStartDocument( String encoding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Namespace( String prefix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DTD( String 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EmptyElement( String prefix , String localName ,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ventStreamWriter.setNamespaceContext( Namespa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StartElem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Attribute( String namespaceURI ,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ProcessingInstruction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Attribute( String local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EmptyElement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EventStreamWriter.writeC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wri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set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StartDocument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StreamWriter.setDefault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StreamWriter.writeStartElement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